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CharacterEntityReferences.isMappedToReference( char charac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CharacterEntityReferences.isMappedToReference( char character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CharacterEntityReferences.convertToReference( char character , String encoding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">
            <text:p text:style-name="Table_20_Contents">8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HtmlCharacterEntityReferences.convertToCharacter( String entityReferen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mlCharacterEntityReferences.getSupportedReferenc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CharacterEntityReferences.convertToReference( char charac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CharacterEntityReferences.HtmlCharacterEntityReferences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1">
            <text:p text:style-name="Table_20_Contents">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